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6a87" officeooo:paragraph-rsid="00086a87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a87" officeooo:paragraph-rsid="00086a87" style:font-weight-asian="bold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5.801cm"/>
        </style:tab-stops>
      </style:paragraph-properties>
      <style:text-properties fo:font-weight="bold" officeooo:rsid="000a6506" officeooo:paragraph-rsid="000a6506" style:font-weight-asian="bold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fo:font-weight="bold" officeooo:rsid="000d4bb7" officeooo:paragraph-rsid="000f07d1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fo:font-weight="bold" officeooo:rsid="000f1c3a" officeooo:paragraph-rsid="000f1c3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8b762" officeooo:paragraph-rsid="0008b762"/>
    </style:style>
    <style:style style:name="P7" style:family="paragraph" style:parent-style-name="Standard">
      <style:paragraph-properties fo:text-align="justify" style:justify-single-word="false">
        <style:tab-stops>
          <style:tab-stop style:position="5.801cm"/>
        </style:tab-stops>
      </style:paragraph-properties>
      <style:text-properties officeooo:rsid="0008b762" officeooo:paragraph-rsid="0008b762"/>
    </style:style>
    <style:style style:name="P8" style:family="paragraph" style:parent-style-name="Standard">
      <style:paragraph-properties fo:text-align="justify" style:justify-single-word="false">
        <style:tab-stops>
          <style:tab-stop style:position="5.801cm"/>
        </style:tab-stops>
      </style:paragraph-properties>
      <style:text-properties officeooo:rsid="000a6506" officeooo:paragraph-rsid="000a6506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officeooo:rsid="000a6506" officeooo:paragraph-rsid="000a6506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officeooo:rsid="000c5cb3" officeooo:paragraph-rsid="000c5cb3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fo:font-weight="normal" officeooo:rsid="000c5cb3" officeooo:paragraph-rsid="000c5cb3" style:font-weight-asian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fo:font-weight="normal" officeooo:rsid="000d4bb7" officeooo:paragraph-rsid="000d4bb7" style:font-weight-asian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fo:font-weight="normal" officeooo:rsid="000d4bb7" officeooo:paragraph-rsid="000f07d1" style:font-weight-asian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fo:font-weight="normal" officeooo:rsid="000f1c3a" officeooo:paragraph-rsid="000f1c3a" style:font-weight-asian="normal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fo:font-weight="normal" officeooo:rsid="00110f88" officeooo:paragraph-rsid="00110f88" style:font-weight-asian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officeooo:rsid="000d4bb7" officeooo:paragraph-rsid="000d4bb7"/>
    </style:style>
    <style:style style:name="P17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officeooo:rsid="000d4bb7" officeooo:paragraph-rsid="000f07d1"/>
    </style:style>
    <style:style style:name="P18" style:family="paragraph" style:parent-style-name="Standard">
      <style:paragraph-properties fo:text-align="justify" style:justify-single-word="false">
        <style:tab-stops>
          <style:tab-stop style:position="5.801cm"/>
        </style:tab-stops>
      </style:paragraph-properties>
      <style:text-properties officeooo:paragraph-rsid="000a6506"/>
    </style:style>
    <style:style style:name="P19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officeooo:paragraph-rsid="000a6506"/>
    </style:style>
    <style:style style:name="P20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officeooo:paragraph-rsid="000c5cb3"/>
    </style:style>
    <style:style style:name="P21" style:family="paragraph" style:parent-style-name="Standard">
      <style:paragraph-properties fo:text-align="justify" style:justify-single-word="false">
        <style:tab-stops>
          <style:tab-stop style:position="2.997cm"/>
        </style:tab-stops>
      </style:paragraph-properties>
      <style:text-properties officeooo:paragraph-rsid="000d4b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cb3" style:font-weight-asian="bold" style:font-weight-complex="bold"/>
    </style:style>
    <style:style style:name="T3" style:family="text">
      <style:text-properties officeooo:rsid="000a6506"/>
    </style:style>
    <style:style style:name="T4" style:family="text">
      <style:text-properties officeooo:rsid="000c5cb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5cb3" style:font-weight-asian="normal" style:font-weight-complex="normal"/>
    </style:style>
    <style:style style:name="T7" style:family="text">
      <style:text-properties fo:font-weight="normal" officeooo:rsid="000d4bb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UKTURA PROJEKTU:</text:p>
      <text:p text:style-name="P1"/>
      <text:p text:style-name="P6">W katalogu głównym projektu:</text:p>
      <text:p text:style-name="P6"/>
      <text:p text:style-name="P6">1. <text:span text:style-name="T3">K</text:span>atalog „<text:span text:style-name="T1">truckersi</text:span>” – root projektu w którym znajdują się:</text:p>
      <text:p text:style-name="P6">pilk „urls.py” – zawiera główny routing projektu,</text:p>
      <text:p text:style-name="P6">Katalog „settings”, w którym są 3 pliki z ustawieniami:</text:p>
      <text:p text:style-name="P7"><text:tab/>base.py – plik bazowy</text:p>
      <text:p text:style-name="P7"><text:tab/>development.py – plik z ustawieniami tylko dla developmentu</text:p>
      <text:p text:style-name="P7"><text:tab/>production.py – plik z ustawieniami tylko dla produkcji</text:p>
      <text:p text:style-name="P7"/>
      <text:p text:style-name="P8">2. Katalog „<text:span text:style-name="T1">main</text:span>” – główna aplikacja gdzie znajduje się model user i endpointy do authentykacji, a także własne polecenia dla ./manage.py, docelowo miejsce na rzeczy typu context procesor, jakieś skrypty itp.</text:p>
      <text:p text:style-name="P8"/>
      <text:p text:style-name="P8">3. Katalog „<text:span text:style-name="T1">react</text:span>” – apka dedykowana pod frontend w React.</text:p>
      <text:p text:style-name="P8"/>
      <text:p text:style-name="P8">Pozostałe pliki w katalogu głównym:</text:p>
      <text:p text:style-name="P8">.babelrc – konfiguracja babela</text:p>
      <text:p text:style-name="P8">Dockefile – setup contenera</text:p>
      <text:p text:style-name="P8">docker-compose.yml – setup docker-compose do orkiestracji</text:p>
      <text:p text:style-name="P8">package.json – ustawienia dla noda</text:p>
      <text:p text:style-name="P8">webpack.config.js – konfiguracja webpacka</text:p>
      <text:p text:style-name="P8"/>
      <text:p text:style-name="P8"/>
      <text:p text:style-name="P8"/>
      <text:p text:style-name="P8"/>
      <text:p text:style-name="P3">URUCHOMIENIE PROJEKTU:</text:p>
      <text:p text:style-name="P8"/>
      <text:p text:style-name="P8">Windows/Linux/MacOS</text:p>
      <text:p text:style-name="P8"/>
      <text:p text:style-name="P8">Wymagania:</text:p>
      <text:p text:style-name="P8">- zainstalowany Docker oraz Docker-Compose.</text:p>
      <text:p text:style-name="P8"/>
      <text:p text:style-name="P8">Uruchomienie pod Linuxem:</text:p>
      <text:p text:style-name="P8"/>
      <text:p text:style-name="P18"><text:span text:style-name="T3">1. Po zainstalowaniu pakietów Dockera, budujemy kontenery:</text:span></text:p>
      <text:p text:style-name="P9"><text:tab/></text:p>
      <text:p text:style-name="P19"><text:span text:style-name="T3"><text:tab/></text:span><text:span text:style-name="T1">~ docker-compose build</text:span></text:p>
      <text:p text:style-name="P19"><text:span text:style-name="T1"/></text:p>
      <text:p text:style-name="P10">2. Gdy już budowa zostanie ukończona, w katalogu głównym projektu uruchamiamy powłokę bash w kontenerze komendą:</text:p>
      <text:p text:style-name="P10"/>
      <text:p text:style-name="P20"><text:span text:style-name="T4"><text:tab/></text:span><text:span text:style-name="T2">~ </text:span><text:span text:style-name="T1">docker-compose run --rm app bash</text:span></text:p>
      <text:p text:style-name="P11"/>
      <text:p text:style-name="P11">następnie w powłoce kontenera musimy utworzyć migracje komendą:</text:p>
      <text:p text:style-name="P11"/>
      <text:p text:style-name="P11"><text:tab/><text:span text:style-name="T1">~ ./manage.py makemigrations</text:span></text:p>
      <text:p text:style-name="P11"><text:span text:style-name="T1"/></text:p>
      <text:p text:style-name="P11">w kolejnym kroku migrujemy bazę danych:</text:p>
      <text:p text:style-name="P11"/>
      <text:p text:style-name="P11"><text:tab/><text:span text:style-name="T1">~ ./manage.py migrate</text:span></text:p>
      <text:p text:style-name="P11"><text:soft-page-break/>w następnym kroku tworzymy superusera (trzeba utworzyć nawę, email i hasło):</text:p>
      <text:p text:style-name="P11"><text:span text:style-name="T1"/></text:p>
      <text:p text:style-name="P11"><text:span text:style-name="T1"><text:tab/>~ ./manage.py createsuperuser</text:span></text:p>
      <text:p text:style-name="P11"><text:span text:style-name="T1"/></text:p>
      <text:p text:style-name="P11">W tym momencie mamy gotowy serwer po stronie backendu.</text:p>
      <text:p text:style-name="P11"/>
      <text:p text:style-name="P11">Kolejnym krokiem jest setup Reacta. W katalogu głównym odpalamy terminal i instalujemy pakiety noda:</text:p>
      <text:p text:style-name="P11"/>
      <text:p text:style-name="P20"><text:span text:style-name="T6"><text:tab/></text:span><text:span text:style-name="T2">~ npm install</text:span></text:p>
      <text:p text:style-name="P20"><text:span text:style-name="T2"/></text:p>
      <text:p text:style-name="P12"><text:span text:style-name="T4">G</text:span>dy pakiety noda się zainstalują w katalogu głównym projektu tworzymy katalog o nazwie:</text:p>
      <text:p text:style-name="P16"><text:span text:style-name="T1"/></text:p>
      <text:p text:style-name="P16"><text:span text:style-name="T1">static_in_env</text:span></text:p>
      <text:p text:style-name="P16"><text:span text:style-name="T1"/></text:p>
      <text:p text:style-name="P12">Następnie odpalamy w katalogu główny projektu pierwszy terminal i komendą:</text:p>
      <text:p text:style-name="P16"><text:span text:style-name="T1"/></text:p>
      <text:p text:style-name="P16"><text:span text:style-name="T1"><text:tab/>~ docker-compose up</text:span></text:p>
      <text:p text:style-name="P16"><text:span text:style-name="T1"/></text:p>
      <text:p text:style-name="P12">uruchamiamy serwer programistyczny. Następnie również w katalogu głównym projektu uruchamiamy drugi terminal i komendą:</text:p>
      <text:p text:style-name="P12"/>
      <text:p text:style-name="P12"><text:tab/><text:span text:style-name="T2">~ npm </text:span><text:span text:style-name="T1">run dev</text:span></text:p>
      <text:p text:style-name="P12"><text:span text:style-name="T1"/></text:p>
      <text:p text:style-name="P12">uruchamiamy server dla frontendu.</text:p>
      <text:p text:style-name="P12"/>
      <text:p text:style-name="P12">Projekt jest dostępny w przeglądarce po adresem: <text:span text:style-name="T1">localhost:8000</text:span></text:p>
      <text:p text:style-name="P12"/>
      <text:p text:style-name="P21"><text:span text:style-name="T7">Zarówno backend jak i frontend są dostępne na porcie 8000, ponieważ react jest tak skonfigurowany, aby dynamicznie kompilować za pomocą webpacka plik index.js do pliku static/index.html który to następnie jest serwowany przez Django. Jakiekolwiek zmiany po stronie frontendu są kompilowane w czasie rzeczywistym – w momencie zapisu plików. Czyli piszemy kod w pliku, zapisujemy plik, odświeżamy przeglądarkę i mamy widoczne od razu zmiany. Nie ma potrzeby uruchamiania za każdym razem skryptów npm. </text:span></text:p>
      <text:p text:style-name="P21"><text:span text:style-name="T7"/></text:p>
      <text:p text:style-name="P16"><text:span text:style-name="T5">Uwagi:</text:span></text:p>
      <text:p text:style-name="P16"><text:span text:style-name="T5">Jakiekolwiek pakiety dla Django, musimy instalować po stronie kontenera w terminalu kontenera, inaczej będą one widoczne tylko lokalnie. Po dodaniu jakiegokolwiek pakietu należy zaktualizować plik requirements.txt.</text:span></text:p>
      <text:p text:style-name="P16"><text:span text:style-name="T5"/></text:p>
      <text:p text:style-name="P16"><text:span text:style-name="T5">Jeżeli dodajemy jakieś pakiety Django/node musimy poinformować resztę zespołu.</text:span></text:p>
      <text:p text:style-name="P16"><text:span text:style-name="T5">Tak, aby po ściągnięciu gita dobudować pakiety do kontenera, ewentualnie dobudować pakiety do noda.</text:span></text:p>
      <text:p text:style-name="P16"><text:span text:style-name="T5"/></text:p>
      <text:p text:style-name="P16"><text:span text:style-name="T5">W przypadku pojawienia się nowych pakietów w Django przy pierwszym odpaleniu servera po śćiągnięciu gita, uruchamiamy go komendą:</text:span></text:p>
      <text:p text:style-name="P16"><text:span text:style-name="T5"/></text:p>
      <text:p text:style-name="P17"><text:span text:style-name="T5"><text:tab/></text:span><text:span text:style-name="T1">~ docker-compose up –build</text:span></text:p>
      <text:p text:style-name="P17"><text:span text:style-name="T1"/></text:p>
      <text:p text:style-name="P13">i docker nam dobuduje wymagane zależności</text:p>
      <text:p text:style-name="P13"/>
      <text:p text:style-name="P13"/>
      <text:p text:style-name="P13"><text:soft-page-break/>dla noda w terminalu robimy: <text:span text:style-name="T1">npm install</text:span></text:p>
      <text:p text:style-name="P13"><text:span text:style-name="T1"/></text:p>
      <text:p text:style-name="P13"/>
      <text:p text:style-name="P13"/>
      <text:p text:style-name="P4">NARZĘDZIA:</text:p>
      <text:p text:style-name="P4"/>
      <text:p text:style-name="P13">System kontroli wersji GIT</text:p>
      <text:p text:style-name="P13"/>
      <text:p text:style-name="P13">Repozytorium będzie zoorganizowane na zasadzie GIT FLOW</text:p>
      <text:p text:style-name="P13"/>
      <text:p text:style-name="P13">polecam instalację pakietu git flow</text:p>
      <text:p text:style-name="P13"/>
      <text:p text:style-name="P13">tutaj link z bardzo fajnym opisem co i jak:</text:p>
      <text:p text:style-name="P13"/>
      <text:p text:style-name="P13"><text:a xlink:type="simple" xlink:href="https://danielkummer.github.io/git-flow-cheatsheet/" text:style-name="Internet_20_link" text:visited-style-name="Visited_20_Internet_20_Link">https://danielkummer.github.io/git-flow-cheatsheet/</text:a></text:p>
      <text:p text:style-name="P13"/>
      <text:p text:style-name="P14">Po krótce branch develop do developmentu, tworzymy branche feature w których rozwijamy nowe funkcjonalności np. feature1 i jakaś funkcjonalność po skończeniu, jeżeli wszystko działa jak należy robimy merge brancha feature1 do develop i bierzemy następne zadanie i tworzymy branch np. feature z numerem zadania z backlogu.</text:p>
      <text:p text:style-name="P14"/>
      <text:p text:style-name="P14">Do organizacji tasków stworzyłem konto Jira.</text:p>
      <text:p text:style-name="P14">Rozpisałem tam już część zadań w backlogu.</text:p>
      <text:p text:style-name="P14"/>
      <text:p text:style-name="P14">Zadania mają numery, po wzięciu zadania z danym numerem tworzymy sobie branch o nazwie feature + numer zadania (np. feature 7 itd.). </text:p>
      <text:p text:style-name="P14"/>
      <text:p text:style-name="P14"/>
      <text:p text:style-name="P14">Storzyłem również server na discordzie, aby nie zaśmiecać messengera, poza tym scrolowanie wiadomości wstecz w małym oknie jest irytujące. Discord chodzi w przeglądarce, jest darmowy i można tam tworzyć osobne kanały dla różnych tematów, i przede wszystkim jest bardziej czytelny.</text:p>
      <text:p text:style-name="P14"/>
      <text:p text:style-name="P14"/>
      <text:p text:style-name="P5">ZADANIA NA TERAZ:</text:p>
      <text:p text:style-name="P5"/>
      <text:p text:style-name="P14">Na ten moment, na branchu develop, jest zrobiona cała autoryzacja. Są formularze rejestracji logowania, jest tymczasowy navbar, można się również wylogować, jest dodany system alertów, z pakietu react-alerts ale docelowo można by się pokusić o coś swojego. </text:p>
      <text:p text:style-name="P14"/>
      <text:p text:style-name="P14">Proponuje, aby Michał zajął się stworzeniem nowej apki po stronie backendu do wprowadzania pojazdów – schemat bazy danych pod to jest w Jira na backlogu w zadaniach (są tam 2 pliki przypięte jeden w MySQL workbenchu, drugi w pdfie).</text:p>
      <text:p text:style-name="P14"/>
      <text:p text:style-name="P15">Ja w tym samy czasie zrobię backend pod profil firmy.</text:p>
      <text:p text:style-name="P15"/>
      <text:p text:style-name="P15">Dominik, mógłby się zająć zrobieniem layoutu dla formularza wprowadzania pojazdu (np. w formie modala) oraz wyglądu strony, która będzie wyświetlała listę pojazdów danej firmy.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18:32:00.626433930</meta:creation-date>
    <meta:generator>LibreOffice/6.3.5.2$Linux_X86_64 LibreOffice_project/30$Build-2</meta:generator>
    <dc:date>2020-04-14T20:16:33.664103574</dc:date>
    <meta:editing-duration>PT22M11S</meta:editing-duration>
    <meta:editing-cycles>3</meta:editing-cycles>
    <meta:document-statistic meta:table-count="0" meta:image-count="0" meta:object-count="0" meta:page-count="3" meta:paragraph-count="68" meta:word-count="687" meta:character-count="4946" meta:non-whitespace-character-count="4297"/>
  </office:meta>
</office:document-meta>
</file>